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table table:name="8x8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019" table:default-cell-style-name="Default"/>
        <table:table-row table:style-name="ro1"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</table:table>
      <table:table table:name="3x3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8">28-03-2021</text:date>, <text:time>15:31: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oittin</meta:initial-creator>
    <meta:creation-date>2021-03-21T00:17:28.83</meta:creation-date>
    <dc:date>2021-03-28T15:31:06.58</dc:date>
    <dc:creator>Pascal Boittin</dc:creator>
    <meta:editing-duration>PT1H32M1S</meta:editing-duration>
    <meta:editing-cycles>3</meta:editing-cycles>
    <meta:generator>OpenOffice/4.1.6$Win32 OpenOffice.org_project/416m1$Build-9790</meta:generator>
    <meta:document-statistic meta:table-count="3" meta:cell-count="137" meta:object-count="0"/>
  </office:meta>
</office:document-meta>
</file>